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9" style:family="graphic" style:parent-style-name="standard">
      <style:graphic-properties draw:fill-color="#b2d0f0" draw:textarea-horizontal-align="justify" draw:textarea-vertical-align="middle" draw:auto-grow-height="false" fo:min-height="2.75cm" fo:min-width="10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01cm" fo:min-width="6.501cm" fo:wrap-option="wrap"/>
      <style:paragraph-properties style:writing-mode="lr-tb"/>
    </style:style>
    <style:style style:name="gr11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  <style:text-properties fo:font-size="9pt" style:font-size-asian="9pt" style:font-size-complex="9pt"/>
    </style:style>
    <style:style style:name="P5" style:family="paragraph">
      <loext:graphic-properties draw:fill-color="#b2d0f0"/>
      <style:paragraph-properties fo:text-align="justify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cm" svg:height="1cm" svg:x="14.5cm" svg:y="4.75cm">
          <text:p text:style-name="P1"><text:span text:style-name="T1">g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4.25cm" svg:y="6.75cm">
          <text:p text:style-name="P1"><text:span text:style-name="T1">stas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6.25cm" svg:y="9.7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9cm" svg:y="9.75cm">
          <text:p text:style-name="P1"><text:span text:style-name="T1">sh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2.5cm" svg:y="9.75cm">
          <text:p text:style-name="P1"><text:span text:style-name="T1">appl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8.5cm" svg:y="9.75cm">
          <text:p text:style-name="P1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15.5cm" svg:y="9.75cm">
          <text:p text:style-name="P1"><text:span text:style-name="T1">po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cm" svg:x="21.25cm" svg:y="9.75cm">
          <text:p text:style-name="P1"><text:span text:style-name="T1">cle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cm" svg:x="5.25cm" svg:y="12.25cm">
          <text:p text:style-name="P1"><text:span text:style-name="T1">&lt;id&gt; (0, 1, ..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1cm" svg:x="9cm" svg:y="12.25cm">
          <text:p text:style-name="P1"><text:span text:style-name="T2">stash</text:span><text:span text:style-name="T1">@{0}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5cm" svg:y1="5.75cm" svg:x2="15.5cm" svg:y2="6.75cm">
          <text:p/>
        </draw:line>
        <draw:line draw:style-name="gr6" draw:text-style-name="P3" draw:layer="layout" svg:x1="7.5cm" svg:y1="8.75cm" svg:x2="22.5cm" svg:y2="8.75cm">
          <text:p/>
        </draw:line>
        <draw:line draw:style-name="gr7" draw:text-style-name="P3" draw:layer="layout" svg:x1="15.5cm" svg:y1="7.75cm" svg:x2="15.5cm" svg:y2="8.75cm">
          <text:p/>
        </draw:line>
        <draw:line draw:style-name="gr8" draw:text-style-name="P3" draw:layer="layout" svg:x1="7.5cm" svg:y1="8.75cm" svg:x2="7.5cm" svg:y2="9.75cm">
          <text:p/>
        </draw:line>
        <draw:line draw:style-name="gr8" draw:text-style-name="P3" draw:layer="layout" svg:x1="10.25cm" svg:y1="8.75cm" svg:x2="10.25cm" svg:y2="9.75cm">
          <text:p/>
        </draw:line>
        <draw:line draw:style-name="gr8" draw:text-style-name="P3" draw:layer="layout" svg:x1="13.75cm" svg:y1="8.75cm" svg:x2="13.75cm" svg:y2="9.75cm">
          <text:p/>
        </draw:line>
        <draw:line draw:style-name="gr8" draw:text-style-name="P3" draw:layer="layout" svg:x1="16.75cm" svg:y1="8.75cm" svg:x2="16.75cm" svg:y2="9.75cm">
          <text:p/>
        </draw:line>
        <draw:line draw:style-name="gr8" draw:text-style-name="P3" draw:layer="layout" svg:x1="19.75cm" svg:y1="8.75cm" svg:x2="19.75cm" svg:y2="9.75cm">
          <text:p/>
        </draw:line>
        <draw:line draw:style-name="gr8" draw:text-style-name="P3" draw:layer="layout" svg:x1="22.5cm" svg:y1="8.75cm" svg:x2="22.5cm" svg:y2="9.75cm">
          <text:p/>
        </draw:line>
        <draw:custom-shape draw:style-name="gr9" draw:text-style-name="P5" draw:layer="layout" svg:width="11cm" svg:height="3cm" svg:x="2cm" svg:y="2.25cm">
          <text:p text:style-name="P4"><text:span text:style-name="T3">git stash сохраняет текущие не зафиксированные изменения (как staged, так и tracked unstaged файлы) и подготавливает рабочий каталог к checkout на другую ветку, т. е. приводит к состоянию последнего коммита.</text:span></text:p>
          <text:p text:style-name="P4"><text:span text:style-name="T3">Новые созданные файлы исчезнут, но всё их содержимое будет сохранено в stash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cm" svg:height="1.25cm" svg:x="17cm" svg:y="4.75cm">
          <text:p text:style-name="P6"><text:span text:style-name="T3">git stash без аргументов сохранит изменения <text:s/>с сообщением по умолчанию WIP on master: 848cf94 initial</text:span></text:p>
          <draw:enhanced-geometry svg:viewBox="0 0 21600 21600" draw:glue-points="10800 0 0 10800 10800 21600 21600 10800 ?f40 ?f41" draw:text-areas="0 0 21600 21600" draw:type="rectangular-callout" draw:modifiers="580.031424082274 43735.25179856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3" draw:layer="layout" svg:x1="10.25cm" svg:y1="10.75cm" svg:x2="10.25cm" svg:y2="11.5cm">
          <text:p/>
        </draw:line>
        <draw:line draw:style-name="gr6" draw:text-style-name="P3" draw:layer="layout" svg:x1="7cm" svg:y1="11.5cm" svg:x2="10.75cm" svg:y2="11.5cm">
          <text:p/>
        </draw:line>
        <draw:line draw:style-name="gr12" draw:text-style-name="P3" draw:layer="layout" svg:x1="10.75cm" svg:y1="11.5cm" svg:x2="10.75cm" svg:y2="12.25cm">
          <text:p/>
        </draw:line>
        <draw:line draw:style-name="gr13" draw:text-style-name="P3" draw:layer="layout" svg:x1="7cm" svg:y1="11.5cm" svg:x2="7cm" svg:y2="12.25cm">
          <text:p/>
        </draw:line>
        <draw:custom-shape draw:style-name="gr14" draw:text-style-name="P2" draw:layer="layout" svg:width="1.5cm" svg:height="1cm" svg:x="13cm" svg:y="12.2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3.75cm" svg:y1="10.75cm" svg:x2="13.75cm" svg:y2="12.25cm">
          <text:p/>
        </draw:line>
        <draw:custom-shape draw:style-name="gr14" draw:text-style-name="P2" draw:layer="layout" svg:width="1.5cm" svg:height="1cm" svg:x="13cm" svg:y="12.2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3.75cm" svg:y1="10.75cm" svg:x2="13.75cm" svg:y2="12.25cm">
          <text:p/>
        </draw:line>
        <draw:custom-shape draw:style-name="gr14" draw:text-style-name="P2" draw:layer="layout" svg:width="1.5cm" svg:height="1cm" svg:x="16cm" svg:y="12.2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cm" svg:height="1cm" svg:x="16cm" svg:y="12.2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6.75cm" svg:y1="10.75cm" svg:x2="16.75cm" svg:y2="12.25cm">
          <text:p/>
        </draw:line>
        <draw:custom-shape draw:style-name="gr14" draw:text-style-name="P2" draw:layer="layout" svg:width="1.5cm" svg:height="1cm" svg:x="19cm" svg:y="12.2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cm" svg:height="1cm" svg:x="19cm" svg:y="12.2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9.75cm" svg:y1="10.75cm" svg:x2="19.75cm" svg:y2="12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9T13:29:09.804000000</meta:creation-date>
    <dc:date>2022-06-19T14:57:57.057000000</dc:date>
    <meta:editing-duration>PT39M45S</meta:editing-duration>
    <meta:editing-cycles>25</meta:editing-cycles>
    <meta:generator>LibreOffice/7.3.4.2$Windows_X86_64 LibreOffice_project/728fec16bd5f605073805c3c9e7c4212a0120dc5</meta:generator>
    <meta:document-statistic meta:object-count="35"/>
  </office:meta>
</office:document-meta>
</file>